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9ea46" officeooo:paragraph-rsid="0019ea46"/>
    </style:style>
    <style:style style:name="P2" style:family="paragraph" style:parent-style-name="Standard">
      <style:text-properties officeooo:rsid="001a127c" officeooo:paragraph-rsid="001a127c"/>
    </style:style>
    <style:style style:name="P3" style:family="paragraph" style:parent-style-name="Standard">
      <style:text-properties officeooo:rsid="001a1d90" officeooo:paragraph-rsid="001a1d90"/>
    </style:style>
    <style:style style:name="P4" style:family="paragraph" style:parent-style-name="Standard">
      <style:text-properties officeooo:rsid="001d472b" officeooo:paragraph-rsid="001d472b"/>
    </style:style>
    <style:style style:name="P5" style:family="paragraph" style:parent-style-name="Standard">
      <style:text-properties fo:font-weight="bold" officeooo:rsid="0019ea46" officeooo:paragraph-rsid="0019ea46" style:font-weight-asian="bold" style:font-weight-complex="bold"/>
    </style:style>
    <style:style style:name="P6" style:family="paragraph" style:parent-style-name="Standard">
      <style:text-properties fo:font-weight="bold" officeooo:rsid="001d7dd8" officeooo:paragraph-rsid="001d7dd8" style:font-weight-asian="bold" style:font-weight-complex="bold"/>
    </style:style>
    <style:style style:name="P7" style:family="paragraph" style:parent-style-name="Standard">
      <style:text-properties fo:font-size="14pt" fo:font-weight="bold" officeooo:rsid="001d472b" officeooo:paragraph-rsid="001d472b" style:font-size-asian="14pt" style:font-weight-asian="bold" style:font-size-complex="14pt" style:font-weight-complex="bold"/>
    </style:style>
    <style:style style:name="P8" style:family="paragraph" style:parent-style-name="Standard">
      <style:text-properties officeooo:rsid="0019ea46" officeooo:paragraph-rsid="0019ea46"/>
    </style:style>
    <style:style style:name="P9" style:family="paragraph" style:parent-style-name="Standard">
      <style:text-properties officeooo:rsid="001a127c" officeooo:paragraph-rsid="0019ea46"/>
    </style:style>
    <style:style style:name="T1" style:family="text">
      <style:text-properties officeooo:rsid="001d472b"/>
    </style:style>
    <style:style style:name="T2" style:family="text">
      <style:text-properties officeooo:rsid="001d7dd8"/>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S-MU – Analysis patterns propositions</text:p>
      <text:p text:style-name="P1"/>
      <text:p text:style-name="P5">Party <text:span text:style-name="T1">pattern</text:span></text:p>
      <text:p text:style-name="P4">- User + Faculty party – possibly for some use cases, e. g. for shopping rights we would like to avoid students buying equipment in Faculty name, but maybe in representations in events it does not matter which Faculty stuff is included directly</text:p>
      <text:p text:style-name="P4"/>
      <text:p text:style-name="P4">- Teacher + Course – option for instance for teachers to act in the course name – sending notifications, setting rules</text:p>
      <text:p text:style-name="P4"/>
      <text:p text:style-name="P4">- User can act as a party already, some more detailed divisions are possible: Student + Teacher party, Student + Alumnus party…</text:p>
      <text:p text:style-name="P4"/>
      <text:p text:style-name="P4">- Thesis is a party already –<text:span text:style-name="T2"> in some use cases there is no need to distinguish between bachelor and master theses</text:span></text:p>
      <text:p text:style-name="P1"/>
      <text:p text:style-name="P5">Accountability</text:p>
      <text:p text:style-name="P5"/>
      <text:p text:style-name="P6">- <text:span text:style-name="T3">User as party – for different roles within the IS we want to have different types of relationships between the same people, e. g. Student – Teacher: Teacher teaches Student / Student is still studying and teaching at same time</text:span></text:p>
      <text:p text:style-name="P6"><text:span text:style-name="T3"/></text:p>
      <text:p text:style-name="P6"><text:span text:style-name="T3">- User (subsclasses) + Faculty – for different users different relationships with the Faculty – different rights, access, duties for the active Student or Alumnus or Applicant</text:span></text:p>
      <text:p text:style-name="P6"><text:span text:style-name="T3"/></text:p>
      <text:p text:style-name="P6"><text:span text:style-name="T3">- Theses – there can be different types of relationships between theses: e. g. bachelor thesis is referencing some master thesis, master thesis is continuation of some other bachelor / master thesis</text:span></text:p>
      <text:p text:style-name="P9"/>
      <text:p text:style-name="P2">Organization</text:p>
      <text:p text:style-name="P2">- Faculty – Study Branch – User(Student, Applicant)</text:p>
      <text:p text:style-name="P2">- Courses</text:p>
      <text:p text:style-name="P2">- theses</text:p>
      <text:p text:style-name="P2"/>
      <text:p text:style-name="P2">Organization hierarchies</text:p>
      <text:p text:style-name="P2">- Faculta ako z vedeckeho pohladu, laboratoria, predmety</text:p>
      <text:p text:style-name="P3">- Courses – (ne)povinne, statistiky zapisov, semester</text:p>
      <text:p text:style-name="P3">- Thesis – oborov, zamerani, externych partnerov</text:p>
      <text:p text:style-name="P2"/>
      <text:p text:style-name="P3">Quantity</text:p>
      <text:p text:style-name="P3">- shopping centre – rozne meny</text:p>
      <text:p text:style-name="P3">- poplatky – rozne meny</text:p>
      <text:p text:style-name="P3"/>
      <text:p text:style-name="P3">Conversion Ration – vid vyssie</text:p>
      <text:p text:style-name="P3"/>
      <text:p text:style-name="P3">Compound units – zgrupovanie statist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09:14:15.555957542</meta:creation-date>
    <dc:date>2017-03-05T13:15:27.571687920</dc:date>
    <meta:editing-duration>PT25M24S</meta:editing-duration>
    <meta:editing-cycles>3</meta:editing-cycles>
    <meta:generator>LibreOffice/5.2.6.1$Linux_X86_64 LibreOffice_project/20$Build-1</meta:generator>
    <meta:document-statistic meta:table-count="0" meta:image-count="0" meta:object-count="0" meta:page-count="1" meta:paragraph-count="23" meta:word-count="257" meta:character-count="1659" meta:non-whitespace-character-count="1407"/>
  </office:meta>
</office:document-meta>
</file>